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6ac86" officeooo:paragraph-rsid="0006ac86"/>
    </style:style>
    <style:style style:name="P2" style:family="paragraph" style:parent-style-name="Standard">
      <style:text-properties fo:font-size="11pt" officeooo:rsid="0006ac86" officeooo:paragraph-rsid="0006ac86" style:font-size-asian="11pt" style:font-size-complex="11pt"/>
    </style:style>
    <style:style style:name="P3" style:family="paragraph" style:parent-style-name="Standard">
      <style:text-properties officeooo:rsid="00088410" officeooo:paragraph-rsid="00088410"/>
    </style:style>
    <style:style style:name="P4" style:family="paragraph" style:parent-style-name="Standard">
      <style:text-properties officeooo:rsid="000a65bc" officeooo:paragraph-rsid="000a65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zh-google-styleguide.readthedocs.org/en/latest/google-python-styleguide/python_language_rules/">http://zh-google-styleguide.readthedocs.org/en/latest/google-python-styleguide/python_language_rules/</text:a></text:p>
      <text:p text:style-name="P1"/>
      <text:p text:style-name="P2">python语言规范 摘要</text:p>
      <text:p text:style-name="P1"/>
      <text:p text:style-name="P1"/>
      <text:p text:style-name="P1">1.当捕获异常时, 使用 as 而不要用逗号. 例如</text:p>
      <text:p text:style-name="P1"/>
      <text:p text:style-name="P1"><text:s text:c="4"/>try:</text:p>
      <text:p text:style-name="P1"><text:s text:c="8"/>raise Error</text:p>
      <text:p text:style-name="P1"><text:s text:c="4"/>except Error as error:</text:p>
      <text:p text:style-name="P1"><text:s text:c="8"/>pass</text:p>
      <text:p text:style-name="P1"/>
      <text:p text:style-name="P1"/>
      <text:p text:style-name="P1">2.</text:p>
      <text:p text:style-name="P1"/>
      <text:p text:style-name="P1">永远不要使用 except: 语句来捕获所有异常, 也不要捕获 Exception 或者 StandardError , 除非你打算重新触发该异常, 或者你已经在当前线程的最外层(记得还是要打印一条错误消息). 在异常这方面, Python非常宽容, except: 真的会捕获包括Python语法错误在内的任何错误. 使用 except: 很容易隐藏真正的bug.</text:p>
      <text:p text:style-name="P1"/>
      <text:p text:style-name="P1"/>
      <text:p text:style-name="P1">3.生成器</text:p>
      <text:p text:style-name="P1"/>
      <text:p text:style-name="P1">Tip</text:p>
      <text:p text:style-name="P1"/>
      <text:p text:style-name="P1">按需使用生成器.</text:p>
      <text:p text:style-name="P1"/>
      <text:p text:style-name="P1">定义:</text:p>
      <text:p text:style-name="P1"><text:s text:c="4"/>所谓生成器函数, 就是每当它执行一次生成(yield)语句, 它就返回一个迭代器, 这个迭代器生成一个值. 生成值后, 生成器函数的运行状态将被挂起, 直到下一次生成.</text:p>
      <text:p text:style-name="P1">优点:</text:p>
      <text:p text:style-name="P1"><text:s text:c="4"/>简化代码, 因为每次调用时, 局部变量和控制流的状态都会被保存. 比起一次创建一系列值的函数, 生成器使用的内存更少.</text:p>
      <text:p text:style-name="P1">缺点:</text:p>
      <text:p text:style-name="P1"><text:s text:c="4"/>没有.</text:p>
      <text:p text:style-name="P1">结论:</text:p>
      <text:p text:style-name="P1"/>
      <text:p text:style-name="P1"><text:s text:c="4"/>鼓励使用. 注意在生成器函数的文档字符串中使用”Yields:”而不是”Returns:”.</text:p>
      <text:p text:style-name="P1"/>
      <text:p text:style-name="P1"/>
      <text:p text:style-name="P3">4.词法作用域(Lexical Scoping)</text:p>
      <text:p text:style-name="P3"/>
      <text:p text:style-name="P3">Tip</text:p>
      <text:p text:style-name="P3"/>
      <text:p text:style-name="P3">推荐使用</text:p>
      <text:p text:style-name="P3"/>
      <text:p text:style-name="P3">定义:</text:p>
      <text:p text:style-name="P3"/>
      <text:p text:style-name="P3"><text:s text:c="4"/>嵌套的Python函数可以引用外层函数中定义的变量, 但是不能够对它们赋值. 变量绑定的解析是使用词法作用域, 也就是基于静态的程序文本. 对一个块中的某个名称的任何赋值都会导致Python将对该名称的全部引用当做局部变量, 甚至是赋值前的处理. 如果碰到global声明, 该名称就会被视作全局变量.</text:p>
      <text:p text:style-name="P3"><text:soft-page-break/></text:p>
      <text:p text:style-name="P3"><text:s text:c="4"/>一个使用这个特性的例子:</text:p>
      <text:p text:style-name="P3"/>
      <text:p text:style-name="P3"><text:s text:c="4"/>def get_adder(summand1):</text:p>
      <text:p text:style-name="P3"><text:s text:c="8"/>"""Returns a function that adds numbers to a given number."""</text:p>
      <text:p text:style-name="P3"><text:s text:c="8"/>def adder(summand2):</text:p>
      <text:p text:style-name="P3"><text:s text:c="12"/>return summand1 + summand2</text:p>
      <text:p text:style-name="P3"/>
      <text:p text:style-name="P3"><text:s text:c="8"/>return adder</text:p>
      <text:p text:style-name="P3"/>
      <text:p text:style-name="P3"><text:s text:c="4"/>(译者注: 这个例子有点诡异, 你应该这样使用这个函数: sum = get_adder(summand1)(summand2) )</text:p>
      <text:p text:style-name="P3">优点:</text:p>
      <text:p text:style-name="P3"><text:s text:c="4"/>通常可以带来更加清晰, 优雅的代码. 尤其会让有经验的Lisp和Scheme(还有Haskell, ML等)程序员感到欣慰.</text:p>
      <text:p text:style-name="P3">缺点:</text:p>
      <text:p text:style-name="P3"/>
      <text:p text:style-name="P3"><text:s text:c="4"/>可能导致让人迷惑的bug. 例如下面这个依据 PEP-0227 的例子:</text:p>
      <text:p text:style-name="P3"/>
      <text:p text:style-name="P3"><text:s text:c="4"/>i = 4</text:p>
      <text:p text:style-name="P3"><text:s text:c="4"/>def foo(x):</text:p>
      <text:p text:style-name="P3"><text:s text:c="8"/>def bar():</text:p>
      <text:p text:style-name="P3"><text:s text:c="12"/>print i,</text:p>
      <text:p text:style-name="P3"><text:s text:c="8"/># ...</text:p>
      <text:p text:style-name="P3"><text:s text:c="8"/># A bunch of code here</text:p>
      <text:p text:style-name="P3"><text:s text:c="8"/># ...</text:p>
      <text:p text:style-name="P3"><text:s text:c="8"/>for i in x: <text:s/># Ah, i *is* local to Foo, so this is what Bar sees</text:p>
      <text:p text:style-name="P3"><text:s text:c="12"/>print i,</text:p>
      <text:p text:style-name="P3"><text:s text:c="8"/>bar()</text:p>
      <text:p text:style-name="P3"/>
      <text:p text:style-name="P3"><text:s text:c="4"/>因此 foo([1, 2, 3]) 会打印 1 2 3 3 , 不是 1 2 3 4 .</text:p>
      <text:p text:style-name="P3"/>
      <text:p text:style-name="P3"><text:s text:c="4"/>(译者注: x是一个列表, for循环其实是将x中的值依次赋给i.这样对i的赋值就隐式的发生了, 整个foo函数体中的i都会被当做局部变量, 包括bar()中的那个. 这一点与C++之类的静态语言还是有很大差别的.)</text:p>
      <text:p text:style-name="P3">结论:</text:p>
      <text:p text:style-name="P3"><text:s text:c="4"/>鼓励使用.</text:p>
      <text:p text:style-name="P3"/>
      <text:p text:style-name="P3"/>
      <text:p text:style-name="P3">5.函数与方法装饰器</text:p>
      <text:p text:style-name="P3"/>
      <text:p text:style-name="P3">Tip</text:p>
      <text:p text:style-name="P3"/>
      <text:p text:style-name="P3">如果好处很显然, 就明智而谨慎的使用装饰器</text:p>
      <text:p text:style-name="P3"/>
      <text:p text:style-name="P3">定义:</text:p>
      <text:p text:style-name="P3"/>
      <text:p text:style-name="P3"><text:s text:c="4"/>用于函数及方法的装饰器 (也就是@标记). 最常见的装饰器是@classmethod 和@staticmethod, 用于将常规函数转换成类方法或静态方法. 不过, 装饰器语法也允许用户自定义装饰器. 特别地, 对于某个函数 my_decorator , 下面的两段代码是等效的:</text:p>
      <text:p text:style-name="P3"/>
      <text:p text:style-name="P3"><text:s text:c="4"/>class C(object):</text:p>
      <text:p text:style-name="P3"><text:s text:c="7"/>@my_decorator</text:p>
      <text:p text:style-name="P3"><text:soft-page-break/><text:s text:c="7"/>def method(self):</text:p>
      <text:p text:style-name="P3"><text:s text:c="11"/># method body ...</text:p>
      <text:p text:style-name="P3"/>
      <text:p text:style-name="P3"><text:s text:c="4"/>class C(object):</text:p>
      <text:p text:style-name="P3"><text:s text:c="8"/>def method(self):</text:p>
      <text:p text:style-name="P3"><text:s text:c="12"/># method body ...</text:p>
      <text:p text:style-name="P3"><text:s text:c="8"/>method = my_decorator(method)</text:p>
      <text:p text:style-name="P3"/>
      <text:p text:style-name="P3">优点:</text:p>
      <text:p text:style-name="P3"><text:s text:c="4"/>优雅的在函数上指定一些转换. 该转换可能减少一些重复代码, 保持已有函数不变(enforce invariants), 等.</text:p>
      <text:p text:style-name="P3">缺点:</text:p>
      <text:p text:style-name="P3"><text:s text:c="4"/>装饰器可以在函数的参数或返回值上执行任何操作, 这可能导致让人惊异的隐藏行为. 而且, 装饰器在导入时执行. 从装饰器代码的失败中恢复更加不可能.</text:p>
      <text:p text:style-name="P3">结论:</text:p>
      <text:p text:style-name="P3"/>
      <text:p text:style-name="P3"><text:s text:c="4"/>如果好处很显然, 就明智而谨慎的使用装饰器. 装饰器应该遵守和函数一样的导入和命名规则. 装饰器的python文档应该清晰的说明该函数是一个装饰器. 请为装饰器编写单元测试.</text:p>
      <text:p text:style-name="P3"/>
      <text:p text:style-name="P3"><text:s text:c="4"/>避免装饰器自身对外界的依赖(即不要依赖于文件, socket, 数据库连接等), 因为装饰器运行时这些资源可能不可用(由 pydoc 或其它工具导入). 应该保证一个用有效参数调用的装饰器在所有情况下都是成功的.</text:p>
      <text:p text:style-name="P3"/>
      <text:p text:style-name="P3"><text:s text:c="4"/>装饰器是一种特殊形式的”顶级代码”. 参考后面关于 Main 的话题.</text:p>
      <text:p text:style-name="P3"/>
      <text:p text:style-name="P3"/>
      <text:p text:style-name="P3">6.缩进</text:p>
      <text:p text:style-name="P3"/>
      <text:p text:style-name="P3">Tip</text:p>
      <text:p text:style-name="P3"/>
      <text:p text:style-name="P3">用4个空格来缩进代码</text:p>
      <text:p text:style-name="P3"/>
      <text:p text:style-name="P3">绝对不要用tab, 也不要tab和空格混用. 对于行连接的情况, 你应该要么垂直对齐换行的元素(见 行长度 部分的示例), 或者使用4空格的悬挂式缩进(这时第一行不应该有参数):</text:p>
      <text:p text:style-name="P3"/>
      <text:p text:style-name="P3">Yes: <text:s text:c="2"/># Aligned with opening delimiter</text:p>
      <text:p text:style-name="P3"><text:s text:c="7"/>foo = long_function_name(var_one, var_two,</text:p>
      <text:p text:style-name="P3"><text:s text:c="32"/>var_three, var_four)</text:p>
      <text:p text:style-name="P3"/>
      <text:p text:style-name="P3"><text:s text:c="7"/># Aligned with opening delimiter in a dictionary</text:p>
      <text:p text:style-name="P3"><text:s text:c="7"/>foo = {</text:p>
      <text:p text:style-name="P3"><text:s text:c="11"/>long_dictionary_key: value1 +</text:p>
      <text:p text:style-name="P3"><text:s text:c="32"/>value2,</text:p>
      <text:p text:style-name="P3"><text:s text:c="11"/>...</text:p>
      <text:p text:style-name="P3"><text:s text:c="7"/>}</text:p>
      <text:p text:style-name="P3"/>
      <text:p text:style-name="P3"><text:s text:c="7"/># 4-space hanging indent; nothing on first line</text:p>
      <text:p text:style-name="P3"><text:s text:c="7"/>foo = long_function_name(</text:p>
      <text:p text:style-name="P3"><text:s text:c="11"/>var_one, var_two, var_three,</text:p>
      <text:p text:style-name="P3"><text:s text:c="11"/>var_four)</text:p>
      <text:p text:style-name="P3"/>
      <text:p text:style-name="P3"><text:s text:c="7"/># 4-space hanging indent in a dictionary</text:p>
      <text:p text:style-name="P3"><text:s text:c="7"/>foo = {</text:p>
      <text:p text:style-name="P3"><text:soft-page-break/><text:s text:c="11"/>long_dictionary_key:</text:p>
      <text:p text:style-name="P3"><text:s text:c="15"/>long_dictionary_value,</text:p>
      <text:p text:style-name="P3"><text:s text:c="11"/>...</text:p>
      <text:p text:style-name="P3"><text:s text:c="7"/>}</text:p>
      <text:p text:style-name="P3"/>
      <text:p text:style-name="P3">No: <text:s text:c="3"/># Stuff on first line forbidden</text:p>
      <text:p text:style-name="P3"><text:s text:c="6"/>foo = long_function_name(var_one, var_two,</text:p>
      <text:p text:style-name="P3"><text:s text:c="10"/>var_three, var_four)</text:p>
      <text:p text:style-name="P3"/>
      <text:p text:style-name="P3"><text:s text:c="6"/># 2-space hanging indent forbidden</text:p>
      <text:p text:style-name="P3"><text:s text:c="6"/>foo = long_function_name(</text:p>
      <text:p text:style-name="P3"><text:s text:c="8"/>var_one, var_two, var_three,</text:p>
      <text:p text:style-name="P3"><text:s text:c="8"/>var_four)</text:p>
      <text:p text:style-name="P3"/>
      <text:p text:style-name="P3"><text:s text:c="6"/># No hanging indent in a dictionary</text:p>
      <text:p text:style-name="P3"><text:s text:c="6"/>foo = {</text:p>
      <text:p text:style-name="P3"><text:s text:c="10"/>long_dictionary_key:</text:p>
      <text:p text:style-name="P3"><text:s text:c="14"/>long_dictionary_value,</text:p>
      <text:p text:style-name="P3"><text:s text:c="14"/>...</text:p>
      <text:p text:style-name="P3"><text:s text:c="6"/>}</text:p>
      <text:p text:style-name="P3"/>
      <text:p text:style-name="P3">7.注释</text:p>
      <text:p text:style-name="P3"/>
      <text:p text:style-name="P3">Tip</text:p>
      <text:p text:style-name="P3"/>
      <text:p text:style-name="P3">确保对模块, 函数, 方法和行内注释使用正确的风格</text:p>
      <text:p text:style-name="P3"/>
      <text:p text:style-name="P3">文档字符串</text:p>
      <text:p text:style-name="P3"/>
      <text:p text:style-name="P3"><text:s text:c="4"/>Python有一种独一无二的的注释方式: 使用文档字符串. 文档字符串是包, 模块, 类或函数里的第一个语句. 这些字符串可以通过对象的__doc__成员被自动提取, 并且被pydoc所用. (你可以在你的模块上运行pydoc试一把, 看看它长什么样). 我们对文档字符串的惯例是使用三重双引号”“”( PEP-257 ). 一个文档字符串应该这样组织: 首先是一行以句号, 问号或惊叹号结尾的概述(或者该文档字符串单纯只有一行). 接着是一个空行. 接着是文档字符串剩下的部分, 它应该与文档字符串的第一行的第一个引号对齐. 下面有更多文档字符串的格式化规范.</text:p>
      <text:p text:style-name="P3"/>
      <text:p text:style-name="P3">模块</text:p>
      <text:p text:style-name="P3"/>
      <text:p text:style-name="P3"><text:s text:c="4"/>每个文件应该包含一个许可样板. 根据项目使用的许可(例如, Apache 2.0, BSD, LGPL, GPL), 选择合适的样板.</text:p>
      <text:p text:style-name="P3"/>
      <text:p text:style-name="P3">函数和方法</text:p>
      <text:p text:style-name="P3"/>
      <text:p text:style-name="P3"><text:s text:c="4"/>下文所指的函数,包括函数, 方法, 以及生成器.</text:p>
      <text:p text:style-name="P3"/>
      <text:p text:style-name="P3"><text:s text:c="4"/>一个函数必须要有文档字符串, 除非它满足以下条件:</text:p>
      <text:p text:style-name="P3"/>
      <text:p text:style-name="P3"><text:s text:c="8"/>外部不可见</text:p>
      <text:p text:style-name="P3"><text:s text:c="8"/>非常短小</text:p>
      <text:p text:style-name="P3"><text:s text:c="8"/>简单明了</text:p>
      <text:p text:style-name="P3"/>
      <text:p text:style-name="P3"><text:s text:c="4"/>文档字符串应该包含函数做什么, 以及输入和输出的详细描述. 通常, 不应该描述”怎么做”, 除非是一些<text:soft-page-break/>复杂的算法. 文档字符串应该提供足够的信息, 当别人编写代码调用该函数时, 他不需要看一行代码, 只要看文档字符串就可以了. 对于复杂的代码, 在代码旁边加注释会比使用文档字符串更有意义.</text:p>
      <text:p text:style-name="P3"/>
      <text:p text:style-name="P3"><text:s text:c="4"/>关于函数的几个方面应该在特定的小节中进行描述记录， 这几个方面如下文所述. 每节应该以一个标题行开始. 标题行以冒号结尾. 除标题行外, 节的其他内容应被缩进2个空格.</text:p>
      <text:p text:style-name="P3"/>
      <text:p text:style-name="P3"><text:s text:c="4"/>Args:</text:p>
      <text:p text:style-name="P3"><text:s text:c="8"/>列出每个参数的名字, 并在名字后使用一个冒号和一个空格, 分隔对该参数的描述.如果描述太长超过了单行80字符,使用2或者4个空格的悬挂缩进(与文件其他部分保持一致). 描述应该包括所需的类型和含义. 如果一个函数接受*foo(可变长度参数列表)或者**bar (任意关键字参数), 应该详细列出*foo和**bar.</text:p>
      <text:p text:style-name="P3"><text:s text:c="4"/>Returns: (或者 Yields: 用于生成器)</text:p>
      <text:p text:style-name="P3"><text:s text:c="8"/>描述返回值的类型和语义. 如果函数返回None, 这一部分可以省略.</text:p>
      <text:p text:style-name="P3"><text:s text:c="4"/>Raises:</text:p>
      <text:p text:style-name="P3"><text:s text:c="8"/>列出与接口有关的所有异常.</text:p>
      <text:p text:style-name="P3"/>
      <text:p text:style-name="P3"><text:s text:c="4"/>def fetch_bigtable_rows(big_table, keys, other_silly_variable=None):</text:p>
      <text:p text:style-name="P3"><text:s text:c="8"/>"""Fetches rows from a Bigtable.</text:p>
      <text:p text:style-name="P3"/>
      <text:p text:style-name="P3"><text:s text:c="8"/>Retrieves rows pertaining to the given keys from the Table instance</text:p>
      <text:p text:style-name="P3"><text:s text:c="8"/>represented by big_table. <text:s/>Silly things may happen if</text:p>
      <text:p text:style-name="P3"><text:s text:c="8"/>other_silly_variable is not None.</text:p>
      <text:p text:style-name="P3"/>
      <text:p text:style-name="P3"><text:s text:c="8"/>Args:</text:p>
      <text:p text:style-name="P3"><text:s text:c="12"/>big_table: An open Bigtable Table instance.</text:p>
      <text:p text:style-name="P3"><text:s text:c="12"/>keys: A sequence of strings representing the key of each table row</text:p>
      <text:p text:style-name="P3"><text:s text:c="16"/>to fetch.</text:p>
      <text:p text:style-name="P3"><text:s text:c="12"/>other_silly_variable: Another optional variable, that has a much</text:p>
      <text:p text:style-name="P3"><text:s text:c="16"/>longer name than the other args, and which does nothing.</text:p>
      <text:p text:style-name="P3"/>
      <text:p text:style-name="P3"><text:s text:c="8"/>Returns:</text:p>
      <text:p text:style-name="P3"><text:s text:c="12"/>A dict mapping keys to the corresponding table row data</text:p>
      <text:p text:style-name="P3"><text:s text:c="12"/>fetched. Each row is represented as a tuple of strings. For</text:p>
      <text:p text:style-name="P3"><text:s text:c="12"/>example:</text:p>
      <text:p text:style-name="P3"/>
      <text:p text:style-name="P3"><text:s text:c="12"/>{'Serak': ('Rigel VII', 'Preparer'),</text:p>
      <text:p text:style-name="P3"><text:s text:c="13"/>'Zim': ('Irk', 'Invader'),</text:p>
      <text:p text:style-name="P3"><text:s text:c="13"/>'Lrrr': ('Omicron Persei 8', 'Emperor')}</text:p>
      <text:p text:style-name="P3"/>
      <text:p text:style-name="P3"><text:s text:c="12"/>If a key from the keys argument is missing from the dictionary,</text:p>
      <text:p text:style-name="P3"><text:s text:c="12"/>then that row was not found in the table.</text:p>
      <text:p text:style-name="P3"/>
      <text:p text:style-name="P3"><text:s text:c="8"/>Raises:</text:p>
      <text:p text:style-name="P3"><text:s text:c="12"/>IOError: An error occurred accessing the bigtable.Table object.</text:p>
      <text:p text:style-name="P3"><text:s text:c="8"/>"""</text:p>
      <text:p text:style-name="P3"><text:s text:c="8"/>pass</text:p>
      <text:p text:style-name="P3"/>
      <text:p text:style-name="P3">类</text:p>
      <text:p text:style-name="P3"/>
      <text:p text:style-name="P3"><text:s text:c="4"/>类应该在其定义下有一个用于描述该类的文档字符串. 如果你的类有公共属性(Attributes), 那么文档中应该有一个属性(Attributes)段. 并且应该遵守和函数参数相同的格式.</text:p>
      <text:p text:style-name="P3"/>
      <text:p text:style-name="P3"><text:soft-page-break/><text:s text:c="4"/>class SampleClass(object):</text:p>
      <text:p text:style-name="P3"><text:s text:c="8"/>"""Summary of class here.</text:p>
      <text:p text:style-name="P3"/>
      <text:p text:style-name="P3"><text:s text:c="8"/>Longer class information....</text:p>
      <text:p text:style-name="P3"><text:s text:c="8"/>Longer class information....</text:p>
      <text:p text:style-name="P3"/>
      <text:p text:style-name="P3"><text:s text:c="8"/>Attributes:</text:p>
      <text:p text:style-name="P3"><text:s text:c="12"/>likes_spam: A boolean indicating if we like SPAM or not.</text:p>
      <text:p text:style-name="P3"><text:s text:c="12"/>eggs: An integer count of the eggs we have laid.</text:p>
      <text:p text:style-name="P3"><text:s text:c="8"/>"""</text:p>
      <text:p text:style-name="P3"/>
      <text:p text:style-name="P3"><text:s text:c="8"/>def __init__(self, likes_spam=False):</text:p>
      <text:p text:style-name="P3"><text:s text:c="12"/>"""Inits SampleClass with blah."""</text:p>
      <text:p text:style-name="P3"><text:s text:c="12"/>self.likes_spam = likes_spam</text:p>
      <text:p text:style-name="P3"><text:s text:c="12"/>self.eggs = 0</text:p>
      <text:p text:style-name="P3"/>
      <text:p text:style-name="P3"><text:s text:c="8"/>def public_method(self):</text:p>
      <text:p text:style-name="P3"><text:s text:c="12"/>"""Performs operation blah."""</text:p>
      <text:p text:style-name="P3"/>
      <text:p text:style-name="P3">块注释和行注释</text:p>
      <text:p text:style-name="P3"/>
      <text:p text:style-name="P3"><text:s text:c="4"/>最需要写注释的是代码中那些技巧性的部分. 如果你在下次 代码审查 的时候必须解释一下, 那么你应该现在就给它写注释. 对于复杂的操作, 应该在其操作开始前写上若干行注释. 对于不是一目了然的代码, 应在其行尾添加注释.</text:p>
      <text:p text:style-name="P3"/>
      <text:p text:style-name="P3"><text:s text:c="4"/># We use a weighted dictionary search to find out where i is in</text:p>
      <text:p text:style-name="P3"><text:s text:c="4"/># the array. <text:s/>We extrapolate position based on the largest num</text:p>
      <text:p text:style-name="P3"><text:s text:c="4"/># in the array and the array size and then do binary search to</text:p>
      <text:p text:style-name="P3"><text:s text:c="4"/># get the exact number.</text:p>
      <text:p text:style-name="P3"/>
      <text:p text:style-name="P3"><text:s text:c="4"/>if i &amp; (i-1) == 0: <text:s text:c="7"/># true iff i is a power of 2</text:p>
      <text:p text:style-name="P3"/>
      <text:p text:style-name="P3"><text:s text:c="4"/>为了提高可读性, 注释应该至少离开代码2个空格.</text:p>
      <text:p text:style-name="P3"/>
      <text:p text:style-name="P3"><text:s text:c="4"/>另一方面, 绝不要描述代码. 假设阅读代码的人比你更懂Python, 他只是不知道你的代码要做什么.</text:p>
      <text:p text:style-name="P3"/>
      <text:p text:style-name="P3"><text:s text:c="4"/># BAD COMMENT: Now go through the b array and make sure whenever i occurs</text:p>
      <text:p text:style-name="P3"><text:s text:c="4"/># the next element is i+1</text:p>
      <text:p text:style-name="P3"/>
      <text:p text:style-name="P3"/>
      <text:p text:style-name="P3">8.</text:p>
      <text:p text:style-name="P3">TODO注释</text:p>
      <text:p text:style-name="P3"/>
      <text:p text:style-name="P3">Tip</text:p>
      <text:p text:style-name="P3"/>
      <text:p text:style-name="P3">为临时代码使用TODO注释, 它是一种短期解决方案. 不算完美, 但够好了.</text:p>
      <text:p text:style-name="P3"/>
      <text:p text:style-name="P3">TODO注释应该在所有开头处包含”TODO”字符串, 紧跟着是用括号括起来的你的名字, email地址或其它标识符. 然后是一个可选的冒号. 接着必须有一行注释, 解释要做什么. 主要目的是为了有一个统一的TODO格式, 这样添加注释的人就可以搜索到(并可以按需提供更多细节). 写了TODO注释并不保证写的人会亲自解决问题. 当你写了一个TODO, 请注上你的名字.</text:p>
      <text:p text:style-name="P3"/>
      <text:p text:style-name="P3"><text:soft-page-break/># TODO(kl@gmail.com): Use a "*" here for string repetition.</text:p>
      <text:p text:style-name="P3"># TODO(Zeke) Change this to use relations.</text:p>
      <text:p text:style-name="P3"/>
      <text:p text:style-name="P3">如果你的TODO是”将来做某事”的形式, 那么请确保你包含了一个指定的日期(“2009年11月解决”)或者一个特定的事件(“等到所有的客户都可以处理XML请求就移除这些代码”).</text:p>
      <text:p text:style-name="P3"/>
      <text:p text:style-name="P3"/>
      <text:p text:style-name="P3"/>
      <text:p text:style-name="P3"/>
      <text:p text:style-name="P4">临别赠言</text:p>
      <text:p text:style-name="P4"/>
      <text:p text:style-name="P4">请务必保持代码的一致性</text:p>
      <text:p text:style-name="P4"/>
      <text:p text:style-name="P4">如果你正在编辑代码, 花几分钟看一下周边代码, 然后决定风格. 如果它们在所有的算术操作符两边都使用空格, 那么你也应该这样做. 如果它们的注释都用标记包围起来, 那么你的注释也要这样.</text:p>
      <text:p text:style-name="P4"/>
      <text:p text:style-name="P4">制定风格指南的目的在于让代码有规可循, 这样人们就可以专注于”你在说什么”, 而不是”你在怎么说”. 我们在这里给出的是全局的规范, 但是本地的规范同样重要. 如果你加到一个文件里的代码和原有代码大相径庭, 它会让读者不知所措. 避免这种情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5:22:57.904929366</meta:creation-date>
    <dc:date>2015-10-19T16:17:09.479404435</dc:date>
    <meta:editing-duration>PT8M40S</meta:editing-duration>
    <meta:editing-cycles>1</meta:editing-cycles>
    <meta:document-statistic meta:table-count="0" meta:image-count="0" meta:object-count="0" meta:page-count="7" meta:paragraph-count="191" meta:word-count="3188" meta:character-count="7503" meta:non-whitespace-character-count="5816"/>
    <meta:generator>LibreOffice/4.2.3.3$Linux_x86 LibreOffice_project/420m0$Build-3</meta:generator>
  </office:meta>
</office:document-meta>
</file>